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lanejadoXRealizado" style:family="table">
      <style:table-properties style:width="18.81cm" table:align="center"/>
    </style:style>
    <style:style style:name="PlanejadoXRealizado.A" style:family="table-column">
      <style:table-column-properties style:column-width="6.824cm"/>
    </style:style>
    <style:style style:name="PlanejadoXRealizado.B" style:family="table-column">
      <style:table-column-properties style:column-width="1.561cm"/>
    </style:style>
    <style:style style:name="PlanejadoXRealizado.C" style:family="table-column">
      <style:table-column-properties style:column-width="2.223cm"/>
    </style:style>
    <style:style style:name="PlanejadoXRealizado.D" style:family="table-column">
      <style:table-column-properties style:column-width="2.196cm"/>
    </style:style>
    <style:style style:name="PlanejadoXRealizado.E" style:family="table-column">
      <style:table-column-properties style:column-width="1.589cm"/>
    </style:style>
    <style:style style:name="PlanejadoXRealizado.G" style:family="table-column">
      <style:table-column-properties style:column-width="2.221cm"/>
    </style:style>
    <style:style style:name="PlanejadoXRealizado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lanejadoXRealizado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lanejadoXRealizado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lanejadoXRealizado.G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5deb4" officeooo:paragraph-rsid="001c0f8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66abf" officeooo:paragraph-rsid="001c0f8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d5cd8" officeooo:paragraph-rsid="001c0f8d"/>
    </style:style>
    <style:style style:name="P4" style:family="paragraph" style:parent-style-name="Table_20_Contents">
      <style:paragraph-properties fo:text-align="center" style:justify-single-word="false"/>
      <style:text-properties officeooo:paragraph-rsid="001c0f8d"/>
    </style:style>
    <style:style style:name="P5" style:family="paragraph" style:parent-style-name="Table_20_Contents">
      <style:paragraph-properties fo:text-align="center" style:justify-single-word="false"/>
      <style:text-properties officeooo:rsid="00066abf" officeooo:paragraph-rsid="001c0f8d"/>
    </style:style>
    <style:style style:name="P6" style:family="paragraph" style:parent-style-name="Table_20_Contents">
      <style:paragraph-properties fo:text-align="center" style:justify-single-word="false"/>
      <style:text-properties officeooo:rsid="0005deb4" officeooo:paragraph-rsid="001c0f8d"/>
    </style:style>
    <style:style style:name="P7" style:family="paragraph" style:parent-style-name="Standard">
      <style:paragraph-properties fo:text-align="center" style:justify-single-word="false"/>
      <style:text-properties officeooo:rsid="0005deb4" officeooo:paragraph-rsid="001c0f8d"/>
    </style:style>
    <style:style style:name="P8" style:family="paragraph" style:parent-style-name="Standard">
      <style:paragraph-properties fo:text-align="center" style:justify-single-word="false"/>
      <style:text-properties officeooo:rsid="000d5cd8" officeooo:paragraph-rsid="001c0f8d"/>
    </style:style>
    <style:style style:name="P9" style:family="paragraph" style:parent-style-name="Standard">
      <style:text-properties officeooo:paragraph-rsid="001c0f8d"/>
    </style:style>
    <style:style style:name="T1" style:family="text">
      <style:text-properties officeooo:rsid="000d5c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PlanejadoXRealizado" table:style-name="PlanejadoXRealizado">
        <table:table-column table:style-name="PlanejadoXRealizado.A"/>
        <table:table-column table:style-name="PlanejadoXRealizado.B"/>
        <table:table-column table:style-name="PlanejadoXRealizado.C"/>
        <table:table-column table:style-name="PlanejadoXRealizado.D"/>
        <table:table-column table:style-name="PlanejadoXRealizado.E"/>
        <table:table-column table:style-name="PlanejadoXRealizado.D"/>
        <table:table-column table:style-name="PlanejadoXRealizado.G"/>
        <table:table-row>
          <table:table-cell table:style-name="PlanejadoXRealizado.A1" table:number-rows-spanned="2" office:value-type="string">
            <text:p text:style-name="P1">Tarefa</text:p>
          </table:table-cell>
          <table:table-cell table:style-name="PlanejadoXRealizado.A1" table:number-columns-spanned="3" office:value-type="string">
            <text:p text:style-name="P1">Planejado</text:p>
          </table:table-cell>
          <table:covered-table-cell/>
          <table:covered-table-cell/>
          <table:table-cell table:style-name="PlanejadoXRealizado.E1" table:number-columns-spanned="3" office:value-type="string">
            <text:p text:style-name="P1">Realizado</text:p>
          </table:table-cell>
          <table:covered-table-cell/>
          <table:covered-table-cell/>
        </table:table-row>
        <table:table-row>
          <table:covered-table-cell/>
          <table:table-cell table:style-name="PlanejadoXRealizado.B2" office:value-type="string">
            <text:p text:style-name="P1">Tempo (Dias)</text:p>
          </table:table-cell>
          <table:table-cell table:style-name="PlanejadoXRealizado.B2" office:value-type="string">
            <text:p text:style-name="P1">Data de Início</text:p>
          </table:table-cell>
          <table:table-cell table:style-name="PlanejadoXRealizado.B2" office:value-type="string">
            <text:p text:style-name="P2">Data de Término</text:p>
          </table:table-cell>
          <table:table-cell table:style-name="PlanejadoXRealizado.B2" office:value-type="string">
            <text:p text:style-name="P2">Tempo (Dias)</text:p>
          </table:table-cell>
          <table:table-cell table:style-name="PlanejadoXRealizado.B2" office:value-type="string">
            <text:p text:style-name="P2">Data de Início</text:p>
          </table:table-cell>
          <table:table-cell table:style-name="PlanejadoXRealizado.G2" office:value-type="string">
            <text:p text:style-name="P2">Data de Término</text:p>
          </table:table-cell>
        </table:table-row>
        <table:table-row>
          <table:table-cell table:style-name="PlanejadoXRealizado.B2" office:value-type="string">
            <text:p text:style-name="P7">Cadastr<text:span text:style-name="T1">o de Usuários</text:span>, <text:span text:style-name="T1">Peças/Serviços</text:span> e <text:span text:style-name="T1">V</text:span>eículos</text:p>
          </table:table-cell>
          <table:table-cell table:style-name="PlanejadoXRealizado.B2" office:value-type="string">
            <text:p text:style-name="P3">30</text:p>
          </table:table-cell>
          <table:table-cell table:style-name="PlanejadoXRealizado.B2" office:value-type="string">
            <text:p text:style-name="P3">18/08/2014</text:p>
          </table:table-cell>
          <table:table-cell table:style-name="PlanejadoXRealizado.B2" office:value-type="string">
            <text:p text:style-name="P3">19/09/2014</text:p>
          </table:table-cell>
          <table:table-cell table:style-name="PlanejadoXRealizado.B2" office:value-type="string">
            <text:p text:style-name="P4"/>
          </table:table-cell>
          <table:table-cell table:style-name="PlanejadoXRealizado.B2" office:value-type="string">
            <text:p text:style-name="P5"/>
          </table:table-cell>
          <table:table-cell table:style-name="PlanejadoXRealizado.G2" office:value-type="string">
            <text:p text:style-name="P4"/>
          </table:table-cell>
        </table:table-row>
        <table:table-row>
          <table:table-cell table:style-name="PlanejadoXRealizado.B2" office:value-type="string">
            <text:p text:style-name="P8">Controle de Vagas e Consulta de Veículos</text:p>
          </table:table-cell>
          <table:table-cell table:style-name="PlanejadoXRealizado.B2" office:value-type="string">
            <text:p text:style-name="P3">10</text:p>
          </table:table-cell>
          <table:table-cell table:style-name="PlanejadoXRealizado.B2" office:value-type="string">
            <text:p text:style-name="P3">19/09/2014</text:p>
          </table:table-cell>
          <table:table-cell table:style-name="PlanejadoXRealizado.B2" office:value-type="string">
            <text:p text:style-name="P3">30/09/2014</text:p>
          </table:table-cell>
          <table:table-cell table:style-name="PlanejadoXRealizado.B2" office:value-type="string">
            <text:p text:style-name="P4"/>
          </table:table-cell>
          <table:table-cell table:style-name="PlanejadoXRealizado.B2" office:value-type="string">
            <text:p text:style-name="P4"/>
          </table:table-cell>
          <table:table-cell table:style-name="PlanejadoXRealizado.G2" office:value-type="string">
            <text:p text:style-name="P4"/>
          </table:table-cell>
        </table:table-row>
        <table:table-row>
          <table:table-cell table:style-name="PlanejadoXRealizado.B2" office:value-type="string">
            <text:p text:style-name="P8">Relatório de Saída do Veículo</text:p>
          </table:table-cell>
          <table:table-cell table:style-name="PlanejadoXRealizado.B2" office:value-type="string">
            <text:p text:style-name="P3">7</text:p>
          </table:table-cell>
          <table:table-cell table:style-name="PlanejadoXRealizado.B2" office:value-type="string">
            <text:p text:style-name="P3">30/10/2014</text:p>
          </table:table-cell>
          <table:table-cell table:style-name="PlanejadoXRealizado.B2" office:value-type="string">
            <text:p text:style-name="P3">07/10/2014</text:p>
          </table:table-cell>
          <table:table-cell table:style-name="PlanejadoXRealizado.B2" office:value-type="string">
            <text:p text:style-name="P4"/>
          </table:table-cell>
          <table:table-cell table:style-name="PlanejadoXRealizado.B2" office:value-type="string">
            <text:p text:style-name="P4"/>
          </table:table-cell>
          <table:table-cell table:style-name="PlanejadoXRealizado.G2" office:value-type="string">
            <text:p text:style-name="P4"/>
          </table:table-cell>
        </table:table-row>
        <table:table-row>
          <table:table-cell table:style-name="PlanejadoXRealizado.B2" office:value-type="string">
            <text:p text:style-name="P3">Consulta ao Banco de Horas</text:p>
          </table:table-cell>
          <table:table-cell table:style-name="PlanejadoXRealizado.B2" office:value-type="string">
            <text:p text:style-name="P3">7</text:p>
          </table:table-cell>
          <table:table-cell table:style-name="PlanejadoXRealizado.B2" office:value-type="string">
            <text:p text:style-name="P3">14/10/2014</text:p>
          </table:table-cell>
          <table:table-cell table:style-name="PlanejadoXRealizado.B2" office:value-type="string">
            <text:p text:style-name="P3">21/10/2014</text:p>
          </table:table-cell>
          <table:table-cell table:style-name="PlanejadoXRealizado.B2" office:value-type="string">
            <text:p text:style-name="P4"/>
          </table:table-cell>
          <table:table-cell table:style-name="PlanejadoXRealizado.B2" office:value-type="string">
            <text:p text:style-name="P5"/>
          </table:table-cell>
          <table:table-cell table:style-name="PlanejadoXRealizado.G2" office:value-type="string">
            <text:p text:style-name="P4"/>
          </table:table-cell>
        </table:table-row>
        <table:table-row>
          <table:table-cell table:style-name="PlanejadoXRealizado.B2" office:value-type="string">
            <text:p text:style-name="P6">Levantamento de Requisitos</text:p>
          </table:table-cell>
          <table:table-cell table:style-name="PlanejadoXRealizado.B2" office:value-type="string">
            <text:p text:style-name="P3">7</text:p>
          </table:table-cell>
          <table:table-cell table:style-name="PlanejadoXRealizado.B2" office:value-type="string">
            <text:p text:style-name="P3">21/10/2014</text:p>
          </table:table-cell>
          <table:table-cell table:style-name="PlanejadoXRealizado.B2" office:value-type="string">
            <text:p text:style-name="P3">28/10/2014</text:p>
          </table:table-cell>
          <table:table-cell table:style-name="PlanejadoXRealizado.B2" office:value-type="string">
            <text:p text:style-name="P4"/>
          </table:table-cell>
          <table:table-cell table:style-name="PlanejadoXRealizado.B2" office:value-type="string">
            <text:p text:style-name="P5"/>
          </table:table-cell>
          <table:table-cell table:style-name="PlanejadoXRealizado.G2" office:value-type="string">
            <text:p text:style-name="P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7T23:08:51.642969554</meta:creation-date>
    <dc:date>2014-08-17T23:10:41.253625629</dc:date>
    <meta:editing-duration>P0D</meta:editing-duration>
    <meta:editing-cycles>1</meta:editing-cycles>
    <meta:document-statistic meta:table-count="1" meta:image-count="0" meta:object-count="0" meta:page-count="1" meta:paragraph-count="29" meta:word-count="60" meta:character-count="381" meta:non-whitespace-character-count="350"/>
    <meta:generator>LibreOffice/4.2.4.2$Linux_X86_64 LibreOffice_project/420m0$Build-2</meta:generator>
  </office:meta>
</office:document-meta>
</file>